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fo="urn:oasis:names:tc:opendocument:xmlns:xsl-fo-compatible:1.0" office:version="1.2">
  <office:automatic-styles/>
  <office:body>
    <office:text>
      <text:p text:style-name="Title">{d.title}</text:p>
      <text:p text:style-name="Standard"><text:span text:style-name="MonoId">{d.id}</text:span> — {d.severity:ifEQ(major):show(MAJEUR):elseShow(mineur)} — {d.perimeter}</text:p>
      <text:p text:style-name="Heading">Incident</text:p>
      <text:p text:style-name="Standard">Ticket: {d.incident.ticket}</text:p>
      <text:p text:style-name="Standard">Date: {d.incident.date}</text:p>
      <text:p text:style-name="Standard">Équipement: {d.incident.equipment}</text:p>
      <text:p text:style-name="Standard">Site: {d.incident.site}</text:p>
      <text:p text:style-name="Heading">Procédure</text:p>
      <text:p text:style-name="Standard">{d.steps[i].title}</text:p>
      <text:p text:style-name="Standard">{d.steps[i].desc}</text:p>
      <text:p text:style-name="Standard">{d.steps[i+1].title}</text:p>
      <text:p text:style-name="Heading">REX — Retour d'expérience</text:p>
      <text:p text:style-name="Standard">Cas similaires: {d.rex.similar_cases_count}</text:p>
      <text:p text:style-name="Standard">Temps moyen: {d.rex.mean_resolution_time}</text:p>
      <text:p text:style-name="Standard">Causes fréquentes:</text:p>
      <text:p text:style-name="Standard">- {d.rex.root_causes[i]}</text:p>
      <text:p text:style-name="Standard">- {d.rex.root_causes[i+1]}</text:p>
      <text:p text:style-name="Standard">Pièges:</text:p>
      <text:p text:style-name="Standard">- {d.rex.pitfalls[i]}</text:p>
      <text:p text:style-name="Standard">- {d.rex.pitfalls[i+1]}</text:p>
      <text:p text:style-name="Heading">Escalade</text:p>
      <text:p text:style-name="Standard">Contact primaire: {d.escalation.primary_contact}</text:p>
      <text:p text:style-name="Standard">Fallback: {d.escalation.fallback}</text:p>
      <text:p text:style-name="Standard">Coordinateur site distant: {d.escalation.coordinator_site_distant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xmlns:text="urn:oasis:names:tc:opendocument:xmlns:text:1.0" office:version="1.2">
  <office:styles>
    <style:style style:name="Standard" style:family="paragraph" style:class="text"/>
    <style:style style:name="Title" style:family="paragraph" style:parent-style-name="Standard" style:class="chapter">
      <style:text-properties fo:font-size="18pt" fo:font-weight="bold"/>
    </style:style>
    <style:style style:name="Heading" style:family="paragraph" style:parent-style-name="Standard">
      <style:text-properties fo:font-size="13pt" fo:font-weight="bold"/>
    </style:style>
    <style:style style:name="MonoId" style:family="text">
      <style:text-properties style:font-name="Courier New" fo:font-size="10pt"/>
    </style:style>
  </office:styles>
  <office:automatic-styles/>
  <office:master-styles/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2">
  <office:meta>
    <meta:generator>VPAI-MOP-Bootstrap</meta:generator>
    <dc:title>MOP Template</dc:title>
  </office:meta>
</office:document-meta>
</file>